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nshine_Coast">
            <text:p>Sunshine_Coast</text:p>
          </table:table-cell>
          <table:table-cell office:value-type="string" office:value="radiocarbon">
            <text:p>radiocarbon</text:p>
          </table:table-cell>
          <table:table-cell office:value-type="string" office:value="SUA-84A">
            <text:p>SUA-84A</text:p>
          </table:table-cell>
          <table:table-cell office:value-type="float" office:value="-26.643">
            <text:p>-26.643</text:p>
          </table:table-cell>
          <table:table-cell office:value-type="float" office:value="153.064">
            <text:p>153.064</text:p>
          </table:table-cell>
          <table:table-cell office:value-type="float" office:value="7580.0">
            <text:p>7580.0</text:p>
          </table:table-cell>
          <table:table-cell office:value-type="float" office:value="110.0">
            <text:p>110.0</text:p>
          </table:table-cell>
          <table:table-cell office:value-type="string" office:value="Tree Stump (Eucalyptus resinifera)">
            <text:p>Tree Stump (Eucalyptus resinifera)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5.2">
            <text:p>-5.2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LewisEtal2013,Wood1972">
            <text:p>LewisEtal2013,Wood1972</text:p>
          </table:table-cell>
        </table:table-row>
        <table:table-row>
          <table:table-cell office:value-type="string" office:value="Sunshine_Coast">
            <text:p>Sunshine_Coast</text:p>
          </table:table-cell>
          <table:table-cell office:value-type="string" office:value="radiocarbon">
            <text:p>radiocarbon</text:p>
          </table:table-cell>
          <table:table-cell office:value-type="string" office:value="O-1749">
            <text:p>O-1749</text:p>
          </table:table-cell>
          <table:table-cell office:value-type="float" office:value="-26.517">
            <text:p>-26.517</text:p>
          </table:table-cell>
          <table:table-cell office:value-type="float" office:value="153.083">
            <text:p>153.083</text:p>
          </table:table-cell>
          <table:table-cell office:value-type="float" office:value="9350.0">
            <text:p>9350.0</text:p>
          </table:table-cell>
          <table:table-cell office:value-type="float" office:value="202.0">
            <text:p>202.0</text:p>
          </table:table-cell>
          <table:table-cell office:value-type="string" office:value="Tree Stump (Eucalyptus intermedia)">
            <text:p>Tree Stump (Eucalyptus intermedia)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LewisEtal2013,ThomEtal1969">
            <text:p>LewisEtal2013,ThomEtal1969</text:p>
          </table:table-cell>
        </table:table-row>
        <table:table-row>
          <table:table-cell office:value-type="string" office:value="Sunshine_Coast">
            <text:p>Sunshine_Coast</text:p>
          </table:table-cell>
          <table:table-cell office:value-type="string" office:value="radiocarbon">
            <text:p>radiocarbon</text:p>
          </table:table-cell>
          <table:table-cell office:value-type="string" office:value="O-1748">
            <text:p>O-1748</text:p>
          </table:table-cell>
          <table:table-cell office:value-type="float" office:value="-26.517">
            <text:p>-26.517</text:p>
          </table:table-cell>
          <table:table-cell office:value-type="float" office:value="153.083">
            <text:p>153.083</text:p>
          </table:table-cell>
          <table:table-cell office:value-type="float" office:value="3336.0">
            <text:p>3336.0</text:p>
          </table:table-cell>
          <table:table-cell office:value-type="float" office:value="85.0">
            <text:p>85.0</text:p>
          </table:table-cell>
          <table:table-cell office:value-type="string" office:value="Freshwater peat">
            <text:p>Freshwater 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LewisEtal2013,ThomEtal1969">
            <text:p>LewisEtal2013,ThomEtal19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